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ExtraBold" svg:font-family="'JetBrains Mono ExtraBold'" style:font-family-generic="modern" style:font-pitch="variable"/>
    <style:font-face style:name="JetBrains Mono ExtraBold1" svg:font-family="'JetBrains Mono ExtraBold'"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72bc" draw:opacity="100%" draw:opacity-name="" draw:textarea-horizontal-align="justify" draw:textarea-vertical-align="middle" draw:auto-grow-height="false" fo:min-height="7.75cm" fo:min-width="8.25cm"/>
    </style:style>
    <style:style style:name="gr2" style:family="graphic" style:parent-style-name="standard">
      <style:graphic-properties draw:stroke="none" svg:stroke-color="#000000" draw:fill="solid" draw:fill-color="#ffffff" draw:textarea-horizontal-align="center" draw:textarea-vertical-align="middle" fo:min-height="12.5cm" draw:shadow="hidden"/>
    </style:style>
    <style:style style:name="P1" style:family="paragraph">
      <loext:graphic-properties draw:fill="solid" draw:fill-color="#0072bc" draw:opacity="100%"/>
      <style:paragraph-properties fo:text-align="center"/>
    </style:style>
    <style:style style:name="P2" style:family="paragraph">
      <loext:graphic-properties draw:fill="solid" draw:fill-color="#ffffff"/>
      <style:paragraph-properties fo:text-align="center"/>
      <style:text-properties fo:color="#ffffff" loext:opacity="100%" loext:color-lum-mod="100%" loext:color-lum-off="0%" style:font-name="JetBrains Mono ExtraBold1" fo:font-size="1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polygon draw:style-name="gr1" draw:text-style-name="P1" draw:layer="layout" svg:width="7.999cm" svg:height="7.999cm" svg:x="1cm" svg:y="1cm" svg:viewBox="0 0 8000 8000" draw:points="8000,4001 7997,5322 7988,5743 7972,6047 7950,6293 7921,6501 7886,6682 7844,6843 7794,6986 7738,7117 7675,7234 7604,7341 7525,7438 7438,7525 7341,7604 7234,7675 7117,7738 6986,7794 6843,7844 6682,7886 6501,7921 6293,7950 6047,7972 5743,7988 5322,7997 4004,8000 2678,7997 2257,7988 1953,7972 1707,7950 1499,7921 1318,7886 1157,7844 1014,7794 883,7738 766,7675 659,7604 562,7525 475,7438 396,7341 325,7234 262,7117 206,6986 156,6843 114,6682 79,6501 50,6293 28,6047 12,5743 3,5322 0,4004 3,2678 12,2257 28,1953 50,1707 79,1499 114,1318 156,1157 206,1014 262,883 325,766 396,659 475,562 562,475 659,396 766,325 883,262 1014,206 1157,156 1318,114 1499,79 1707,50 1953,28 2257,12 2678,3 3996,0 5322,3 5743,12 6047,28 6293,50 6501,79 6682,114 6843,156 6986,206 7117,262 7234,325 7341,396 7438,475 7525,562 7604,659 7675,766 7738,883 7794,1014 7844,1157 7886,1318 7921,1499 7950,1707 7972,1953 7988,2257 7997,2678 8000,3995">
          <text:p/>
        </draw:polygon>
        <draw:g>
          <draw:path draw:style-name="gr2" draw:text-style-name="P2" draw:layer="layout" svg:width="1.78cm" svg:height="2.045cm" svg:x="1.889cm" svg:y="2.581cm" svg:viewBox="0 0 1781 2046" svg:d="M0 1472c0-201 73-360 219-476s345-174 596-174h427v-176c0-69-29-125-88-168-59-44-138-65-239-65-88 0-161 16-221 49-58 32-96 76-112 130h-521c14-90 45-173 92-246 46-72 107-135 181-186 74-52 160-91 258-118 98-28 206-42 323-42 130 0 247 15 354 46 107 32 197 76 273 132s134 124 176 203c42 78 63 167 63 265v1364h-514v-395h-32c-17 135-80 240-189 316-108 77-249 115-421 115-191 0-343-51-456-154s-169-243-169-420zM538 1386c0 76 28 137 81 181 54 44 131 67 232 67 115 0 209-28 282-81 73-54 109-123 109-207v-200h-427c-84 0-151 20-201 62s-76 102-76 178z">
            <text:p/>
          </draw:path>
          <draw:path draw:style-name="gr2" draw:text-style-name="P2" draw:layer="layout" svg:width="1.701cm" svg:height="2.009cm" svg:x="4.107cm" svg:y="2.581cm" svg:viewBox="0 0 1702 2010" svg:d="M0 36h510v341h36c16-122 69-215 158-280 88-65 204-97 348-97 203 0 362 66 478 196 114 130 172 310 172 540v1274h-539v-1220c0-100-28-180-84-237-57-58-133-87-228-87-96 0-172 29-228 87-57 57-85 137-85 237v1220h-538z">
            <text:p/>
          </draw:path>
          <draw:path draw:style-name="gr2" draw:text-style-name="P2" draw:layer="layout" svg:width="1.794cm" svg:height="2.584cm" svg:x="6.168cm" svg:y="2.006cm" svg:viewBox="0 0 1795 2585" svg:d="M0 610h521v-610h538v610h736v485h-736v807c0 63 18 112 52 146 35 35 83 52 146 52h502v485h-557c-212 0-380-60-500-181-121-122-181-288-181-502v-807h-521z">
            <text:p/>
          </draw:path>
          <draw:path draw:style-name="gr2" draw:text-style-name="P2" draw:layer="layout" svg:width="1.937cm" svg:height="2.584cm" svg:x="1.824cm" svg:y="5.059cm" svg:viewBox="0 0 1938 2585" svg:d="M0 485v-485h1149v1902c0 63 17 112 52 146 35 35 83 52 145 52h592v485h-645c-214 0-380-60-501-181-122-122-182-288-182-502v-1417z">
            <text:p/>
          </draw:path>
          <draw:path draw:style-name="gr2" draw:text-style-name="P2" draw:layer="layout" svg:width="1.78cm" svg:height="2.045cm" svg:x="4.042cm" svg:y="5.634cm" svg:viewBox="0 0 1781 2046" svg:d="M0 1472c0-201 73-360 219-476s345-174 596-174h427v-176c0-69-29-125-88-168-59-44-138-65-239-65-88 0-161 16-221 49-58 32-96 76-112 130h-521c14-90 45-173 92-246 46-72 107-135 181-186 74-52 160-91 258-118 98-28 206-42 323-42 130 0 247 15 354 46 107 32 197 76 273 132s134 124 176 203c42 78 63 167 63 265v1364h-514v-395h-32c-17 135-80 240-189 316-108 77-249 115-421 115-191 0-343-51-456-154s-169-243-169-420zM538 1386c0 76 28 137 81 181 54 44 131 67 232 67 115 0 209-28 282-81 73-54 109-123 109-207v-200h-427c-84 0-151 20-201 62s-76 102-76 178z">
            <text:p/>
          </draw:path>
          <draw:path draw:style-name="gr2" draw:text-style-name="P2" draw:layer="layout" svg:width="1.754cm" svg:height="2.62cm" svg:x="6.269cm" svg:y="5.059cm" svg:viewBox="0 0 1755 2621" svg:d="M0 0h538v610c0 34 0 70-1 110-2 39-3 76-6 110-5 40-8 80-10 121h36c19-117 73-209 163-276s205-101 346-101c105 0 200 18 284 54s156 88 217 154c61 68 108 149 140 244 32 96 48 203 48 320v485c0 122-16 231-48 328-32 98-79 180-140 248s-133 121-217 158-179 56-284 56c-141 0-256-34-346-101-90-66-144-160-163-280h-33v345h-524zM538 1831c0 93 31 170 90 230 60 60 144 89 251 89 108 0 191-31 250-93s88-143 88-244v-449c0-100-31-179-91-237-61-57-144-86-247-86-102 0-185 29-247 88s-94 137-94 235z">
            <text:p/>
          </draw:path>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ExtraBold" svg:font-family="'JetBrains Mono ExtraBold'" style:font-family-generic="modern" style:font-pitch="variable"/>
    <style:font-face style:name="JetBrains Mono ExtraBold1" svg:font-family="'JetBrains Mono ExtraBold'"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2-22T14:24:42.657000000</dc:date>
    <meta:editing-duration>PT1H1M42S</meta:editing-duration>
    <meta:editing-cycles>22</meta:editing-cycles>
    <meta:generator>LibreOffice/7.5.0.3$Windows_X86_64 LibreOffice_project/c21113d003cd3efa8c53188764377a8272d9d6de</meta:generator>
    <meta:document-statistic meta:object-count="8"/>
  </office:meta>
</office:document-meta>
</file>